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addeb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0035520" text:id="ct1055531200355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94400" text:id="ct1055531220944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2076928" text:id="ct1055531220769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0035520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2094400"/><text:change-start text:change-id="ct105553122076928"/>Version History<text:change-end text:change-id="ct1055531220769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8:11.510407277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tream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.3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5S</meta:editing-duration>
    <meta:generator>LibreOffice/4.4.0.3$MacOSX_X86_64 LibreOffice_project/de093506bcdc5fafd9023ee680b8c60e3e0645d7</meta:generator>
    <dc:date>2015-02-18T19:28:11.418319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3" meta:non-whitespace-character-count="393"/>
  </office:meta>
</office:document-meta>
</file>